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667cm" svg:height="2.794cm" svg:x="5.461cm" svg:y="12.7cm">
          <text:p text:style-name="P1"><text:span text:style-name="T2">All OWASP top 10 <text:s/>(2013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.413cm" svg:height="1.651cm" svg:x="10.668cm" svg:y="7.239cm">
          <text:p text:style-name="P1"><text:span text:style-name="T2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921cm" svg:height="1.143cm" svg:x="16.891cm" svg:y="5.842cm">
          <text:p text:style-name="P1"><text:span text:style-name="T2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794cm" svg:y1="12.7cm" svg:x2="10.162cm" svg:y2="3.54cm" draw:start-shape="id1" draw:start-glue-point="0" draw:end-shape="id2" draw:end-glue-point="8" svg:d="M6794 12700l3368-9160" svg:viewBox="0 0 3369 9161">
          <text:p/>
        </draw:connector>
        <draw:connector draw:style-name="gr3" draw:text-style-name="P1" draw:layer="layout" draw:type="line" svg:x1="11.874cm" svg:y1="7.239cm" svg:x2="10.162cm" svg:y2="3.54cm" draw:start-shape="id3" draw:start-glue-point="0" draw:end-shape="id2" draw:end-glue-point="8" svg:d="M11874 7239l-1712-3699" svg:viewBox="0 0 1713 3700">
          <text:p/>
        </draw:connector>
        <draw:connector draw:style-name="gr3" draw:text-style-name="P1" draw:layer="layout" draw:type="line" svg:x1="18.351cm" svg:y1="5.842cm" svg:x2="10.162cm" svg:y2="3.54cm" draw:start-shape="id4" draw:start-glue-point="0" draw:end-shape="id2" draw:end-glue-point="8" svg:d="M18351 5842l-8189-2302" svg:viewBox="0 0 8190 2303">
          <text:p/>
        </draw:connector>
        <draw:custom-shape draw:style-name="gr2" draw:text-style-name="P3" xml:id="id5" draw:id="id5" draw:layer="layout" svg:width="4.318cm" svg:height="2.794cm" svg:x="13.843cm" svg:y="23.495cm">
          <text:p text:style-name="P1"><text:span text:style-name="T2">Hardened HTTP headers, including restrictive Content Security Policy (CS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1.778cm" svg:height="1.016cm" svg:x="11.557cm" svg:y="19.558cm">
          <text:p text:style-name="P1"><text:span text:style-name="T2">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2.413cm" svg:height="1.778cm" svg:x="8.89cm" svg:y="14.651cm">
          <text:p text:style-name="P1"><text:span text:style-name="T2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2.159cm" svg:height="1.524cm" svg:x="10.079cm" svg:y="16.783cm">
          <text:p text:style-name="P1"><text:span text:style-name="T2">Force 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002cm" svg:y1="23.495cm" svg:x2="18.351cm" svg:y2="6.985cm" draw:start-shape="id5" draw:start-glue-point="0" draw:end-shape="id4" draw:end-glue-point="2" svg:d="M16002 23495l2349-16510" svg:viewBox="0 0 2350 16511">
          <text:p/>
        </draw:connector>
        <draw:connector draw:style-name="gr3" draw:text-style-name="P1" draw:layer="layout" draw:type="line" svg:x1="10.096cm" svg:y1="14.651cm" svg:x2="18.351cm" svg:y2="6.985cm" draw:start-shape="id6" draw:start-glue-point="0" draw:end-shape="id4" draw:end-glue-point="2" svg:d="M10096 14651l8255-7666" svg:viewBox="0 0 8256 7667">
          <text:p/>
        </draw:connector>
        <draw:connector draw:style-name="gr3" draw:text-style-name="P1" draw:layer="layout" draw:type="line" svg:x1="11.158cm" svg:y1="16.783cm" svg:x2="18.351cm" svg:y2="6.985cm" draw:start-shape="id7" draw:start-glue-point="0" draw:end-shape="id4" draw:end-glue-point="2" svg:d="M11158 16783l7193-9798" svg:viewBox="0 0 7194 9799">
          <text:p/>
        </draw:connector>
        <draw:connector draw:style-name="gr3" draw:text-style-name="P1" draw:layer="layout" draw:type="line" svg:x1="12.446cm" svg:y1="19.558cm" svg:x2="18.351cm" svg:y2="6.985cm" draw:start-shape="id8" draw:start-glue-point="0" draw:end-shape="id4" draw:end-glue-point="2" svg:d="M12446 19558l5905-12573" svg:viewBox="0 0 5906 12574">
          <text:p/>
        </draw:connector>
        <draw:connector draw:style-name="gr3" draw:text-style-name="P1" draw:layer="layout" draw:type="line" svg:x1="13.716cm" svg:y1="21.082cm" svg:x2="18.351cm" svg:y2="6.985cm" draw:start-shape="id9" draw:start-glue-point="0" draw:end-shape="id4" draw:end-glue-point="2" svg:d="M13716 21082l4635-14097" svg:viewBox="0 0 4636 14098">
          <text:p/>
        </draw:connector>
        <draw:custom-shape draw:style-name="gr2" draw:text-style-name="P3" xml:id="id9" draw:id="id9" draw:layer="layout" svg:width="2.286cm" svg:height="2.032cm" svg:x="12.573cm" svg:y="21.082cm">
          <text:p text:style-name="P1"><text:span text:style-name="T2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2.286cm" svg:height="2.032cm" svg:x="17.78cm" svg:y="20.32cm">
          <text:p text:style-name="P1"><text:span text:style-name="T2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78cm" svg:y1="21.336cm" svg:x2="18.351cm" svg:y2="6.985cm" draw:start-shape="id10" draw:start-glue-point="3" draw:end-shape="id4" draw:end-glue-point="2" svg:d="M17780 21336l571-14351" svg:viewBox="0 0 572 14352">
          <text:p/>
        </draw:connector>
        <draw:custom-shape draw:style-name="gr2" draw:text-style-name="P3" xml:id="id11" draw:id="id11" draw:layer="layout" svg:width="3.937cm" svg:height="1.524cm" svg:x="0.889cm" svg:y="15.621cm">
          <text:p text:style-name="P1"><text:span text:style-name="T2">1. Injection (incl. SQL inj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2.794cm" svg:height="1.27cm" svg:x="1.959cm" svg:y="17.526cm">
          <text:p text:style-name="P1"><text:span text:style-name="T2">2. Auth &amp;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2.286cm" svg:height="0.889cm" svg:x="2.416cm" svg:y="19.304cm">
          <text:p text:style-name="P1"><text:span text:style-name="T2">3. X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3.937cm" svg:height="1.524cm" svg:x="0.87cm" svg:y="20.609cm">
          <text:p text:style-name="P1"><text:span text:style-name="T2">4. Insecure object 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937cm" svg:height="1.524cm" svg:x="0.805cm" svg:y="22.441cm">
          <text:p text:style-name="P1"><text:span text:style-name="T2">5. Security mis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3.937cm" svg:height="1.524cm" svg:x="1.778cm" svg:y="24.892cm">
          <text:p text:style-name="P1"><text:span text:style-name="T2">6. Sensitive data expo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3.937cm" svg:height="1.524cm" svg:x="6.731cm" svg:y="24.511cm">
          <text:p text:style-name="P1"><text:span text:style-name="T2">7. Missing acc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2.845cm" svg:height="1.318cm" svg:x="7.493cm" svg:y="23.114cm">
          <text:p text:style-name="P1"><text:span text:style-name="T2">8.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3.48cm" svg:height="1.318cm" svg:x="7.874cm" svg:y="20.78cm">
          <text:p text:style-name="P1"><text:span text:style-name="T2">9.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0" draw:id="id20" draw:layer="layout" svg:width="3.048cm" svg:height="1.953cm" svg:x="8.128cm" svg:y="18.621cm">
          <text:p text:style-name="P1"><text:span text:style-name="T2">10. Unvali-dated redirect/f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26cm" svg:y1="16.383cm" svg:x2="6.794cm" svg:y2="15.494cm" draw:start-shape="id11" draw:start-glue-point="1" draw:end-shape="id1" draw:end-glue-point="2" svg:d="M4826 16383l1968-889" svg:viewBox="0 0 1969 890">
          <text:p/>
        </draw:connector>
        <draw:connector draw:style-name="gr3" draw:text-style-name="P1" draw:layer="layout" draw:type="line" svg:x1="4.753cm" svg:y1="18.161cm" svg:x2="6.794cm" svg:y2="15.495cm" draw:start-shape="id12" draw:start-glue-point="1" svg:d="M4753 18161l2041-2666" svg:viewBox="0 0 2042 2667">
          <text:p/>
        </draw:connector>
        <draw:connector draw:style-name="gr3" draw:text-style-name="P1" draw:layer="layout" draw:type="line" svg:x1="4.702cm" svg:y1="19.748cm" svg:x2="6.794cm" svg:y2="15.496cm" draw:start-shape="id13" draw:start-glue-point="1" svg:d="M4702 19748l2092-4252" svg:viewBox="0 0 2093 4253">
          <text:p/>
        </draw:connector>
        <draw:connector draw:style-name="gr3" draw:text-style-name="P1" draw:layer="layout" draw:type="line" svg:x1="4.807cm" svg:y1="21.371cm" svg:x2="6.794cm" svg:y2="15.497cm" draw:start-shape="id14" draw:start-glue-point="1" svg:d="M4807 21371l1987-5874" svg:viewBox="0 0 1988 5875">
          <text:p/>
        </draw:connector>
        <draw:connector draw:style-name="gr3" draw:text-style-name="P1" draw:layer="layout" draw:type="line" svg:x1="4.742cm" svg:y1="23.203cm" svg:x2="6.794cm" svg:y2="15.498cm" draw:start-shape="id15" draw:start-glue-point="1" svg:d="M4742 23203l2052-7705" svg:viewBox="0 0 2053 7706">
          <text:p/>
        </draw:connector>
        <draw:connector draw:style-name="gr3" draw:text-style-name="P1" draw:layer="layout" draw:type="line" svg:x1="5.715cm" svg:y1="25.654cm" svg:x2="6.809cm" svg:y2="15.499cm" draw:start-shape="id16" draw:start-glue-point="1" svg:d="M5715 25654l1094-10155" svg:viewBox="0 0 1095 10156">
          <text:p/>
        </draw:connector>
        <draw:connector draw:style-name="gr3" draw:text-style-name="P1" draw:layer="layout" draw:type="line" svg:x1="6.731cm" svg:y1="25.273cm" svg:x2="6.864cm" svg:y2="15.5cm" draw:start-shape="id17" draw:start-glue-point="3" svg:d="M6731 25273l133-9773" svg:viewBox="0 0 134 9774">
          <text:p/>
        </draw:connector>
        <draw:connector draw:style-name="gr3" draw:text-style-name="P1" draw:layer="layout" draw:type="line" svg:x1="7.493cm" svg:y1="23.773cm" svg:x2="6.81cm" svg:y2="15.501cm" draw:start-shape="id18" draw:start-glue-point="3" svg:d="M7493 23773l-683-8272" svg:viewBox="0 0 684 8273">
          <text:p/>
        </draw:connector>
        <draw:connector draw:style-name="gr3" draw:text-style-name="P1" draw:layer="layout" draw:type="line" svg:x1="7.874cm" svg:y1="21.439cm" svg:x2="6.759cm" svg:y2="15.502cm" draw:start-shape="id19" draw:start-glue-point="3" svg:d="M7874 21439l-1115-5937" svg:viewBox="0 0 1116 5938">
          <text:p/>
        </draw:connector>
        <draw:connector draw:style-name="gr3" draw:text-style-name="P1" draw:layer="layout" draw:type="line" svg:x1="8.128cm" svg:y1="19.597cm" svg:x2="6.728cm" svg:y2="15.503cm" draw:start-shape="id20" draw:start-glue-point="3" svg:d="M8128 19597l-1400-4094" svg:viewBox="0 0 1401 4095">
          <text:p/>
        </draw:connector>
        <draw:frame draw:style-name="gr4" draw:text-style-name="P4" draw:layer="layout" svg:width="3.173cm" svg:height="0.649cm" svg:x="8.382cm" svg:y="22.098cm">
          <draw:text-box>
            <text:p><text:span text:style-name="T3">See supply chain</text:span></text:p>
          </draw:text-box>
        </draw:frame>
        <draw:frame draw:style-name="gr4" draw:text-style-name="P4" draw:layer="layout" svg:width="4.613cm" svg:height="0.649cm" svg:x="0.721cm" svg:y="24.003cm">
          <draw:text-box>
            <text:p><text:span text:style-name="T3">See security guide applied</text:span></text:p>
          </draw:text-box>
        </draw:frame>
        <draw:custom-shape draw:style-name="gr2" draw:text-style-name="P3" xml:id="id21" draw:id="id21" draw:layer="layout" svg:width="5.969cm" svg:height="3.81cm" svg:x="1.143cm" svg:y="3.937cm">
          <text:p text:style-name="P1"><text:span text:style-name="T2">Most implementation vulnerabilities are due to common types of implementation errors or common misconfigu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7.112cm" svg:y1="5.842cm" svg:x2="10.162cm" svg:y2="3.541cm" draw:start-shape="id21" svg:d="M7112 5842l3050-2301" svg:viewBox="0 0 3051 2302">
          <text:p/>
        </draw:connector>
        <draw:frame draw:style-name="gr5" draw:text-style-name="P4" draw:layer="layout" svg:width="3.937cm" svg:height="1.047cm" svg:x="3.937cm" svg:y="11.049cm">
          <draw:text-box>
            <text:p text:style-name="P4"><text:span text:style-name="T3">Counter common implementation errors</text:span></text:p>
          </draw:text-box>
        </draw:frame>
        <draw:frame draw:style-name="gr5" draw:text-style-name="P4" draw:layer="layout" svg:width="4.318cm" svg:height="1.047cm" svg:x="10.033cm" svg:y="5.303cm">
          <draw:text-box>
            <text:p text:style-name="P4"><text:span text:style-name="T3">Counter common misconfiguration erro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3T10:17:08.588142245</dc:date>
    <meta:editing-duration>PT1H39M28S</meta:editing-duration>
    <meta:editing-cycles>33</meta:editing-cycles>
    <meta:generator>LibreOffice/4.2.8.2$Linux_X86_64 LibreOffice_project/420m0$Build-2</meta:generator>
    <meta:document-statistic meta:object-count="45"/>
  </office:meta>
</office:document-meta>
</file>